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le-Slide" presentation:presentation-page-layout-name="Master1-PPL1" draw:id="Slide-256">
        <draw:frame draw:id="id282" presentation:style-name="a686" draw:name="Title 1" svg:x="1.64815in" svg:y="2.62963in" svg:width="8.49402in" svg:height="1.80042in" presentation:class="title" presentation:placeholder="false">
          <draw:text-box>
            <text:p text:style-name="a685" text:class-names="" text:cond-style-name=""><text:span text:style-name="a682" text:class-names="">Hypertext<text:s text:c="1"/></text:span><text:span text:style-name="a683" text:class-names="">Markup</text:span><text:span text:style-name="a684" text:class-names=""><text:s text:c="1"/>Language</text:span></text:p>
          </draw:text-box>
          <svg:title/>
          <svg:desc/>
        </draw:frame>
        <draw:frame draw:id="id283" presentation:style-name="a692" draw:name="Subtitle 2" svg:x="1.64815in" svg:y="4.43004in" svg:width="8.49402in" svg:height="1.19958in" presentation:class="subtitle" presentation:placeholder="false">
          <draw:text-box>
            <text:p text:style-name="a691" text:class-names="" text:cond-style-name=""><text:span text:style-name="a687" text:class-names="">By</text:span><text:span text:style-name="a688" text:class-names=""><text:s text:c="1"/></text:span><text:span text:style-name="a689" text:class-names="">Adris</text:span><text:span text:style-name="a690" text:class-names="">e</text:span></text:p>
          </draw:text-box>
          <svg:title/>
          <svg:desc/>
        </draw:frame>
      </draw:page>
      <draw:page draw:name="Slide2" draw:style-name="a693" draw:master-page-name="Master1-Layout2-obj-Title-and-Content" presentation:presentation-page-layout-name="Master1-PPL2" draw:id="Slide-257">
        <draw:frame draw:id="id284" presentation:style-name="a697" draw:name="Title 1" svg:x="0.74074in" svg:y="0.66667in" svg:width="9.40143in" svg:height="1.44444in" presentation:class="title" presentation:placeholder="false">
          <draw:text-box>
            <text:p text:style-name="a696" text:class-names="" text:cond-style-name=""><text:span text:style-name="a694" text:class-names="">What is HTML?</text:span><text:span text:style-name="a695" text:class-names=""/></text:p>
          </draw:text-box>
          <svg:title/>
          <svg:desc/>
        </draw:frame>
        <draw:frame draw:id="id285" presentation:style-name="a763" draw:name="Content Placeholder 2" svg:x="0.74074in" svg:y="2.36285in" svg:width="9.40143in" svg:height="4.24406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698" text:class-names="">Creates the content</text:span><text:span text:style-name="a699" text:class-names=""><text:s text:c="1"/></text:span><text:span text:style-name="a700" text:class-names="">on</text:span><text:span text:style-name="a701" text:class-names=""><text:s text:c="1"/></text:span><text:span text:style-name="a702" text:class-names="">a</text:span><text:span text:style-name="a703" text:class-names=""><text:s text:c="1"/></text:span><text:span text:style-name="a704" text:class-names="">website</text:span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Determines the look and style of a web page</text:span></text:p>
              </text:list-item>
            </text:list>
            <text:list text:style-name="a743">
              <text:list-item>
                <text:p text:style-name="a742" text:class-names="" text:cond-style-name=""><text:span text:style-name="a711" text:class-names="">A</text:span><text:span text:style-name="a712" text:class-names=""><text:s text:c="1"/></text:span><text:span text:style-name="a713" text:class-names="">tag</text:span><text:span text:style-name="a714" text:class-names=""><text:s text:c="1"/></text:span><text:span text:style-name="a715" text:class-names="">is</text:span><text:span text:style-name="a716" text:class-names=""><text:s text:c="1"/></text:span><text:span text:style-name="a717" text:class-names="">placed</text:span><text:span text:style-name="a718" text:class-names=""><text:s text:c="1"/></text:span><text:span text:style-name="a719" text:class-names="">before</text:span><text:span text:style-name="a720" text:class-names=""><text:s text:c="1"/></text:span><text:span text:style-name="a721" text:class-names="">and</text:span><text:span text:style-name="a722" text:class-names=""><text:s text:c="1"/></text:span><text:span text:style-name="a723" text:class-names="">after</text:span><text:span text:style-name="a724" text:class-names=""><text:s text:c="1"/></text:span><text:span text:style-name="a725" text:class-names="">a</text:span><text:span text:style-name="a726" text:class-names=""><text:s text:c="1"/></text:span><text:span text:style-name="a727" text:class-names="">section</text:span><text:span text:style-name="a728" text:class-names=""><text:s text:c="1"/></text:span><text:span text:style-name="a729" text:class-names="">of</text:span><text:span text:style-name="a730" text:class-names=""><text:s text:c="1"/></text:span><text:span text:style-name="a731" text:class-names="">text</text:span><text:span text:style-name="a732" text:class-names=""><text:s text:c="1"/></text:span><text:span text:style-name="a733" text:class-names="">to</text:span><text:span text:style-name="a734" text:class-names=""><text:s text:c="1"/></text:span><text:span text:style-name="a735" text:class-names="">control</text:span><text:span text:style-name="a736" text:class-names=""><text:s text:c="1"/></text:span><text:span text:style-name="a737" text:class-names="">how</text:span><text:span text:style-name="a738" text:class-names=""><text:s text:c="1"/></text:span><text:span text:style-name="a739" text:class-names="">that</text:span><text:span text:style-name="a740" text:class-names=""><text:s text:c="1"/></text:span><text:span text:style-name="a741" text:class-names="">text will look in the browser</text:span></text:p>
              </text:list-item>
            </text:list>
            <text:list text:style-name="a754">
              <text:list-item>
                <text:p text:style-name="a753" text:class-names="" text:cond-style-name=""><text:span text:style-name="a744" text:class-names="">Purpose</text:span><text:span text:style-name="a745" text:class-names=""><text:s text:c="1"/></text:span><text:span text:style-name="a746" text:class-names="">of</text:span><text:span text:style-name="a747" text:class-names=""><text:s text:c="1"/></text:span><text:span text:style-name="a748" text:class-names="">a</text:span><text:span text:style-name="a749" text:class-names=""><text:s text:c="1"/></text:span><text:span text:style-name="a750" text:class-names="">web</text:span><text:span text:style-name="a751" text:class-names=""><text:s text:c="1"/></text:span><text:span text:style-name="a752" text:class-names="">browser is to read html documents and compose them into visible web pages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5" text:class-names="">Tags</text:span><text:span text:style-name="a756" text:class-names=""><text:s text:c="1"/></text:span><text:span text:style-name="a757" text:class-names="">interpret the</text:span><text:span text:style-name="a758" text:class-names=""><text:s text:c="1"/></text:span><text:span text:style-name="a759" text:class-names="">content of the page</text:span><text:span text:style-name="a760" text:class-names=""/></text:p>
              </text:list-item>
            </text:list>
          </draw:text-box>
          <svg:title/>
          <svg:desc/>
        </draw:frame>
      </draw:page>
      <draw:page draw:name="Slide3" draw:style-name="a764" draw:master-page-name="Master1-Layout2-obj-Title-and-Content" presentation:presentation-page-layout-name="Master1-PPL2" draw:id="Slide-258">
        <draw:frame draw:id="id286" presentation:style-name="a768" draw:name="Title 1" svg:x="0.74074in" svg:y="0.66667in" svg:width="9.40143in" svg:height="1.44444in" presentation:class="title" presentation:placeholder="false">
          <draw:text-box>
            <text:p text:style-name="a767" text:class-names="" text:cond-style-name=""><text:span text:style-name="a765" text:class-names="">Tags</text:span><text:span text:style-name="a766" text:class-names=""/></text:p>
          </draw:text-box>
          <svg:title/>
          <svg:desc/>
        </draw:frame>
        <draw:frame draw:id="id287" presentation:style-name="a806" draw:name="Content Placeholder 2" svg:x="0.74074in" svg:y="2.36285in" svg:width="9.40143in" svg:height="4.24406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&lt;html&gt; &lt;/html&gt;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&lt;body&gt; &lt;/body&gt;</text:span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&lt;h1&gt; &lt;/h1&gt;</text:span><text:span text:style-name="a776" text:class-names=""><text:s text:c="1"/></text:span><text:span text:style-name="a777" text:class-names="">.. H1,2,3,4,5,6</text:span></text:p>
              </text:list-item>
            </text:list>
            <text:list text:style-name="a784">
              <text:list-item>
                <text:p text:style-name="a783" text:class-names="" text:cond-style-name=""><text:span text:style-name="a780" text:class-names="">&lt;p&gt;</text:span><text:span text:style-name="a781" text:class-names=""><text:s text:c="1"/></text:span><text:span text:style-name="a782" text:class-names="">&lt;/p&gt;</text:span></text:p>
              </text:list-item>
            </text:list>
            <text:list text:style-name="a793">
              <text:list-item>
                <text:p text:style-name="a792" text:class-names="" text:cond-style-name=""><text:span text:style-name="a785" text:class-names="">&lt;a<text:s text:c="1"/></text:span><text:span text:style-name="a786" text:class-names="">href</text:span><text:span text:style-name="a787" text:class-names="">=</text:span><text:span text:style-name="a788" text:class-names=""><text:a xlink:href="https://www.asos.com/" text:style-name="" text:visited-style-name="">https://www.asos.com</text:a></text:span><text:span text:style-name="a789" text:class-names="">&gt; Click to view<text:s text:c="1"/></text:span><text:span text:style-name="a790" text:class-names="">asos</text:span><text:span text:style-name="a791" text:class-names=""><text:s text:c="1"/>clothing &lt;/a&gt;</text:span></text:p>
              </text:list-item>
            </text:list>
            <text:list text:style-name="a801">
              <text:list-item>
                <text:p text:style-name="a800" text:class-names="" text:cond-style-name=""><text:span text:style-name="a794" text:class-names="">&lt;</text:span><text:span text:style-name="a795" text:class-names="">img</text:span><text:span text:style-name="a796" text:class-names=""> </text:span><text:span text:style-name="a797" text:class-names="">src</text:span><text:span text:style-name="a798" text:class-names="">="w3schools.jpg" alt="W3Schools.com" width="104" height="142</text:span><text:span text:style-name="a799" text:class-names="">"&gt;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&lt;button&gt;Click me&lt;/button&gt;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5" draw:style-name="a807" draw:master-page-name="Master1-Layout2-obj-Title-and-Content" presentation:presentation-page-layout-name="Master1-PPL2" draw:id="Slide-260">
        <draw:frame draw:id="id288" presentation:style-name="a811" draw:name="Title 1" svg:x="0.74074in" svg:y="0.66667in" svg:width="9.40143in" svg:height="1.44444in" presentation:class="title" presentation:placeholder="false">
          <draw:text-box>
            <text:p text:style-name="a810" text:class-names="" text:cond-style-name=""><text:span text:style-name="a808" text:class-names="">Html structure</text:span><text:span text:style-name="a809" text:class-names=""/></text:p>
          </draw:text-box>
          <svg:title/>
          <svg:desc/>
        </draw:frame>
        <draw:frame draw:id="id289" presentation:style-name="a848" draw:name="Content Placeholder 2" svg:x="0.91667in" svg:y="1.99653in" svg:width="11.66667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2" text:class-names="">The<text:s text:c="1"/></text:span><text:span text:style-name="a813" text:class-names="">&lt;!DOCTYPE html&gt;<text:s text:c="1"/></text:span><text:span text:style-name="a814" text:class-names="">declaration defines this document to be HTML5</text:span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The<text:s text:c="1"/></text:span><text:span text:style-name="a818" text:class-names="">&lt;html&gt;<text:s text:c="1"/></text:span><text:span text:style-name="a819" text:class-names="">element is the root element of an HTML page</text:span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The<text:s text:c="1"/></text:span><text:span text:style-name="a823" text:class-names="">&lt;head&gt;<text:s text:c="1"/></text:span><text:span text:style-name="a824" text:class-names="">element contains meta information about the documen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The<text:s text:c="1"/></text:span><text:span text:style-name="a828" text:class-names="">&lt;title&gt;<text:s text:c="1"/></text:span><text:span text:style-name="a829" text:class-names="">element specifies a title for the document</text:span></text:p>
              </text:list-item>
            </text:list>
            <text:list text:style-name="a836">
              <text:list-item>
                <text:p text:style-name="a835" text:class-names="" text:cond-style-name=""><text:span text:style-name="a832" text:class-names="">The<text:s text:c="1"/></text:span><text:span text:style-name="a833" text:class-names="">&lt;body&gt;<text:s text:c="1"/></text:span><text:span text:style-name="a834" text:class-names="">element contains the visible page content</text:span></text:p>
              </text:list-item>
            </text:list>
            <text:list text:style-name="a841">
              <text:list-item>
                <text:p text:style-name="a840" text:class-names="" text:cond-style-name=""><text:span text:style-name="a837" text:class-names="">The<text:s text:c="1"/></text:span><text:span text:style-name="a838" text:class-names="">&lt;h1&gt;<text:s text:c="1"/></text:span><text:span text:style-name="a839" text:class-names="">element defines a large heading</text:span></text:p>
              </text:list-item>
            </text:list>
            <text:list text:style-name="a847">
              <text:list-item>
                <text:p text:style-name="a846" text:class-names="" text:cond-style-name=""><text:span text:style-name="a842" text:class-names="">The<text:s text:c="1"/></text:span><text:span text:style-name="a843" text:class-names="">&lt;p&gt;</text:span><text:span text:style-name="a844" text:class-names=""><text:s text:c="1"/>element defines a paragraph</text:span><text:span text:style-name="a845" text:class-names=""/></text:p>
              </text:list-item>
            </text:list>
          </draw:text-box>
          <svg:title/>
          <svg:desc/>
        </draw:frame>
      </draw:page>
      <draw:page draw:name="Slide4" draw:style-name="a849" draw:master-page-name="Master1-Layout2-obj-Title-and-Content" presentation:presentation-page-layout-name="Master1-PPL2" draw:id="Slide-259">
        <draw:frame draw:id="id290" presentation:style-name="a855" draw:name="Title 1" svg:x="0.74074in" svg:y="0.66667in" svg:width="9.40143in" svg:height="1.44444in" presentation:class="title" presentation:placeholder="false">
          <draw:text-box>
            <text:p text:style-name="a854" text:class-names="" text:cond-style-name=""><text:span text:style-name="a850" text:class-names="">Demo</text:span><text:span text:style-name="a851" text:class-names=""><text:s text:c="1"/></text:span><text:span text:style-name="a852" text:class-names="">structured template</text:span><text:span text:style-name="a853" text:class-names=""/></text:p>
          </draw:text-box>
          <svg:title/>
          <svg:desc/>
        </draw:frame>
        <draw:frame draw:id="id291" presentation:style-name="a897" draw:name="Content Placeholder 2" svg:x="0.47024in" svg:y="1.80605in" svg:width="13.01786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56" text:class-names="">&lt;!DOCTYPE html&gt;</text:span><text:span text:style-name="a857" text:class-names=""><text:line-break/><text:tab/>&lt;</text:span><text:span text:style-name="a858" text:class-names="">html&gt;</text:span><text:span text:style-name="a859" text:class-names=""><text:line-break/><text:tab/><text:tab/>&lt;</text:span><text:span text:style-name="a860" text:class-names="">head&gt;</text:span><text:span text:style-name="a861" text:class-names=""><text:line-break/><text:tab/><text:tab/><text:tab/>&lt;</text:span><text:span text:style-name="a862" text:class-names="">title&gt;Page Title&lt;/title&gt;</text:span><text:span text:style-name="a863" text:class-names=""><text:line-break/><text:tab/><text:tab/>&lt;/</text:span><text:span text:style-name="a864" text:class-names="">head&gt;</text:span><text:span text:style-name="a865" text:class-names=""><text:line-break/><text:tab/>&lt;</text:span><text:span text:style-name="a866" text:class-names="">body</text:span><text:span text:style-name="a867" text:class-names="">&gt;<text:line-break/><text:tab/><text:tab/>&lt;</text:span><text:span text:style-name="a868" text:class-names="">h1&gt;My First Heading&lt;/h1&gt;</text:span><text:span text:style-name="a869" text:class-names=""><text:line-break/><text:tab/><text:tab/>&lt;</text:span><text:span text:style-name="a870" text:class-names="">p&gt;My first paragraph.&lt;/p</text:span><text:span text:style-name="a871" text:class-names="">&gt;</text:span></text:p>
              </text:list-item>
            </text:list>
            <text:list text:style-name="a882">
              <text:list-item>
                <text:p text:style-name="a881" text:class-names="" text:cond-style-name=""><text:span text:style-name="a874" text:class-names=""><text:tab/><text:tab/>&lt;a<text:s text:c="1"/></text:span><text:span text:style-name="a875" text:class-names="">href</text:span><text:span text:style-name="a876" text:class-names="">=</text:span><text:span text:style-name="a877" text:class-names=""><text:a xlink:href="https://www.asos.com/" text:style-name="" text:visited-style-name="">https://www.asos.com</text:a></text:span><text:span text:style-name="a878" text:class-names="">&gt; Click to view<text:s text:c="1"/></text:span><text:span text:style-name="a879" text:class-names="">asos</text:span><text:span text:style-name="a880" text:class-names=""><text:s text:c="1"/>clothing &lt;/a&gt;</text:span></text:p>
              </text:list-item>
            </text:list>
            <text:list text:style-name="a889">
              <text:list-item>
                <text:p text:style-name="a888" text:class-names="" text:cond-style-name=""><text:span text:style-name="a883" text:class-names=""><text:s text:c="13"/>&lt;</text:span><text:span text:style-name="a884" text:class-names="">img</text:span><text:span text:style-name="a885" text:class-names=""> </text:span><text:span text:style-name="a886" text:class-names="">src</text:span><text:span text:style-name="a887" text:class-names="">="w3schools.jpg" alt="W3Schools.com" width="104" height="142"&gt;</text:span></text:p>
              </text:list-item>
            </text:list>
            <text:list text:style-name="a896">
              <text:list-item>
                <text:p text:style-name="a895" text:class-names="" text:cond-style-name=""><text:span text:style-name="a890" text:class-names=""><text:tab/><text:tab/>&lt;button&gt;Click me&lt;/button&gt;</text:span><text:span text:style-name="a891" text:class-names=""><text:line-break/><text:tab/>&lt;/</text:span><text:span text:style-name="a892" text:class-names="">body&gt;</text:span><text:span text:style-name="a893" text:class-names=""><text:line-break/></text:span><text:span text:style-name="a894" text:class-names="">&lt;/html&gt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9" draw:id="id179">
        <svg:title/>
        <svg:desc/>
        <draw:connector draw:type="line" svg:x1="10.24826in" svg:y1="0in" svg:x2="11.5816in" svg:y2="7.5in" draw:id="id188" draw:layer="Master1-bg" draw:style-name="a476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11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9" draw:id="id214">
        <svg:title/>
        <svg:desc/>
        <draw:connector draw:type="line" svg:x1="10.24826in" svg:y1="0in" svg:x2="11.5816in" svg:y2="7.5in" draw:id="id223" draw:layer="Master1-bg" draw:style-name="a548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11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7" draw:id="id233">
        <svg:title/>
        <svg:desc/>
        <draw:connector draw:type="line" svg:x1="10.24826in" svg:y1="0in" svg:x2="11.5816in" svg:y2="7.5in" draw:id="id240" draw:layer="Master1-bg" draw:style-name="a58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9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ypertext Markup Language</dc:title>
    <meta:initial-creator>Adrise Younis</meta:initial-creator>
    <dc:creator>Adrise Younis</dc:creator>
    <meta:creation-date>2019-06-10T12:01:30Z</meta:creation-date>
    <dc:date>2019-06-10T12:19:04Z</dc:date>
    <meta:template xlink:href="Facet" xlink:type="simple"/>
    <meta:editing-cycles>1</meta:editing-cycles>
    <meta:editing-duration>PT1053S</meta:editing-duration>
    <meta:document-statistic meta:paragraph-count="29" meta:word-count="200"/>
  </office:meta>
</office:document-meta>
</file>